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61000005B44CD7DEE5.png" manifest:media-type="image/png"/>
  <manifest:file-entry manifest:full-path="Pictures/10000201000004D30000060E1F92ADE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.5in" svg:height="9.4in" draw:z-index="0"><draw:image xlink:href="Pictures/10000201000004D30000060E1F92ADED.png" xlink:type="simple" xlink:show="embed" xlink:actuate="onLoad"/></draw:frame></text:p>
      <text:p text:style-name="Standard"><draw:frame draw:style-name="fr1" draw:name="Image2" text:anchor-type="paragraph" svg:width="7.5in" svg:height="9.7598in" draw:z-index="1"><draw:image xlink:href="Pictures/1000020100000461000005B44CD7DEE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3:59:04.913677715</meta:creation-date>
    <dc:date>2014-11-06T14:09:52.642425914</dc:date>
    <meta:editing-duration>P0D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4.2.6.3$Linux_X86_64 LibreOffice_project/420m0$Build-3</meta:generator>
  </office:meta>
</office:document-meta>
</file>